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ERSECUTION (109:1-5, 22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ERSECUTION (109:1-5, 22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uthless attacks (109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uthless attacks (109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slander him with horrible lies (109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epay kindness with treachery (109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ERSECUTION (109:1-5, 22-2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uthless attacks (109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devastating results (109: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devastating results (109: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leave him poor, needy, and near death (109:22-23, 2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reduced to skin and bones (109:2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RSECUTION (109:1-5, 22-2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ruthless attacks (109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devastating results (109:22-2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09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ERSECUTION (109:1-5, 22-2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TITION (109:6-7, 9-2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ETITION (109:6-7, 9-20):<text:s text:c="1"/></text:span><text:span text:style-name="a527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ive them a taste of their own medicine (109:6-7, 16-2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heed their prayers (109:7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Do not bless their families (109:9-10, 1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o not bless them financially (109: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May their family name be blotted out (109:13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09<text:s text:c="1"/></text:span><text:span text:style-name="a551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ERSECUTION (109:1-5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PETITION (109:6-7, 9-2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PROPHECY (109: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PROTECTION (109:21-22, 26-31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PROTECTION (109:21-22, 26-31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God's unfailing love (109:21, 26, 30-3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God's power (109:27-29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09<text:s text:c="1"/>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PERSECUTION (109:1-5, 22-2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PETITION (109:6-7, 9-2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PROPHECY (109: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PROTECTION (109:21-22, 26-31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9 </dc:title>
    <meta:initial-creator>David STRICKLAND</meta:initial-creator>
    <dc:creator>David STRICKLAND</dc:creator>
    <meta:creation-date>2020-02-22T17:39:26Z</meta:creation-date>
    <dc:date>2020-02-22T17:39:27Z</dc:date>
    <meta:template xlink:href="BibleStudy" xlink:type="simple"/>
    <meta:editing-cycles>1</meta:editing-cycles>
    <meta:editing-duration>PT0S</meta:editing-duration>
    <meta:document-statistic meta:paragraph-count="38" meta:word-count="282"/>
  </office:meta>
</office:document-meta>
</file>